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language="ru" fo:country="RU"/>
    </style:style>
    <style:style style:name="P9" style:family="paragraph" style:parent-style-name="Heading_20_1">
      <style:text-properties fo:language="ru" fo:country="RU"/>
    </style:style>
    <style:style style:name="P10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951cm" draw:z-index="0"><draw:image xlink:href="../../odt/images/0148.png" xlink:type="simple" xlink:show="embed" xlink:actuate="onLoad"/></draw:frame></text:p>
          </table:table-cell>
          <table:table-cell table:style-name="Table1.B1" office:value-type="string">
            <text:h text:style-name="P9" text:outline-level="1">Транспонирование матрицы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51cm" svg:height="1.3cm" draw:z-index="0"><draw:image xlink:href="../../odt/images/014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7"><text:span text:style-name="T1">Блок реализует процедуру транспонирования </text:span><text:span text:style-name="T2">квадратной</text:span><text:span text:style-name="T1"> матрицы:</text:span></text:p>
            <text:p text:style-name="P8"><text:span text:style-name="T1"><draw:frame draw:style-name="fr3" draw:name="Объект3" text:anchor-type="as-char" svg:width="11.428cm" svg:height="2.74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,</text:span></text:p>
            <text:p text:style-name="P5"><text:span text:style-name="T1">где</text:span><text:span text:style-name="T1"><draw:frame draw:style-name="fr3" draw:name="Объект4" text:anchor-type="as-char" svg:width="0.55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–</text:span><text:span text:style-name="T1"> матрица коэффициентов;</text:span><text:span text:style-name="T1"><draw:frame draw:style-name="fr3" draw:name="Объект8" text:anchor-type="as-char" svg:width="1.087cm" svg:height="0.564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">– вектор на выходе блока.</text:span></text:p>
            <text:p text:style-name="P6">Блок имеет <text:span text:style-name="T3">один векторизованный</text:span> <text:s/>входной порт для ввода матрицы А, представляемой в виде <text:span text:style-name="T3">вектора коэффициентов</text:span> при распаковке матрицы <text:span text:style-name="T3">по строкам</text:span>.</text:p>
            <text:p text:style-name="P6">Блок имеет <text:span text:style-name="T3">один векторный</text:span> выходной порт, предназначенный для вывода результата транспонирования, представляемого в виде <text:span text:style-name="T3">вектора коэффициентов</text:span> при распаковке транспонированной матрицы <text:span text:style-name="T3">по строкам</text:span>.</text:p>
            <text:p text:style-name="P6">Размерности векторных сигналов на <text:span text:style-name="T3">входном</text:span> и на <text:span text:style-name="T3">выходном</text:span> портах – <text:span text:style-name="T3">одинаковы</text:span>. </text:p>
            <text:p text:style-name="P6"><text:span text:style-name="T4">Свойства</text:span>:</text:p>
            <text:list xml:id="list3667505275373792393" text:style-name="L1">
              <text:list-item>
                <text:p text:style-name="P10">Размерность матрицы <text:span text:style-name="T6">– </text:span>натуральное число<draw:frame draw:style-name="fr3" draw:name="Object1" text:anchor-type="as-char" svg:width="0.469cm" svg:height="0.54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, равное количеству строк (или столбцов) матриц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анспонирование матрицы</dc:title>
    <dc:date>2012-03-30T20:35:22.02</dc:date>
    <meta:generator>OpenOffice_Beta/4.1.0$Win32 OpenOffice.org_project/410m14$Build-9760</meta:generator>
    <meta:editing-duration>PT5H20M11S</meta:editing-duration>
    <meta:editing-cycles>104</meta:editing-cycles>
    <meta:document-statistic meta:table-count="1" meta:image-count="2" meta:object-count="4" meta:page-count="1" meta:paragraph-count="14" meta:word-count="92" meta:character-count="69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sup>
        <mi>A</mi>
        <mi>T</mi>
      </msup>
      <mrow>
        <mi/>
        <mo stretchy="false">=</mo>
        <mi/>
      </mrow>
      <msup>
        <mfenced open="[" close="]">
          <mrow>
            <mtable>
              <mtr>
                <mtd>
                  <mrow>
                    <msub>
                      <mi>a</mi>
                      <mn>11</mn>
                    </msub>
                    <mi/>
                    <msub>
                      <mi>a</mi>
                      <mn>12</mn>
                    </msub>
                    <mi/>
                    <mn>...</mn>
                    <mi/>
                    <msub>
                      <mi>a</mi>
                      <mn>1n</mn>
                    </msub>
                  </mrow>
                </mtd>
              </mtr>
              <mtr>
                <mtd>
                  <mrow>
                    <msub>
                      <mi>a</mi>
                      <mn>21</mn>
                    </msub>
                    <mi/>
                    <msub>
                      <mi>a</mi>
                      <mn>22</mn>
                    </msub>
                    <mi/>
                    <mn>...</mn>
                    <mi/>
                    <msub>
                      <mi>a</mi>
                      <mn>2n</mn>
                    </msub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a</mi>
                      <mi mathvariant="italic">n1</mi>
                    </msub>
                    <mi/>
                    <msub>
                      <mi>a</mi>
                      <mi mathvariant="italic">n2</mi>
                    </msub>
                    <mi/>
                    <mn>...</mn>
                    <mi/>
                    <msub>
                      <mi>a</mi>
                      <mi mathvariant="italic">nn</mi>
                    </msub>
                  </mrow>
                </mtd>
              </mtr>
            </mtable>
          </mrow>
        </mfenced>
        <mi>T</mi>
      </msup>
      <mrow>
        <mi/>
        <mo stretchy="false">=</mo>
        <mi/>
      </mrow>
      <mfenced open="[" close="]">
        <mrow>
          <mtable>
            <mtr>
              <mtd>
                <mrow>
                  <msub>
                    <mi>a</mi>
                    <mn>11</mn>
                  </msub>
                  <mi/>
                  <msub>
                    <mi>a</mi>
                    <mn>21</mn>
                  </msub>
                  <mi/>
                  <mn>...</mn>
                  <mi/>
                  <msub>
                    <mi>a</mi>
                    <mi mathvariant="italic">n1</mi>
                  </msub>
                </mrow>
              </mtd>
            </mtr>
            <mtr>
              <mtd>
                <mrow>
                  <msub>
                    <mi>a</mi>
                    <mn>12</mn>
                  </msub>
                  <mi/>
                  <msub>
                    <mi>a</mi>
                    <mn>22</mn>
                  </msub>
                  <mi/>
                  <mn>...</mn>
                  <mi/>
                  <msub>
                    <mi>a</mi>
                    <mi mathvariant="italic">n2</mi>
                  </msub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a</mi>
                    <mn>1n</mn>
                  </msub>
                  <mi/>
                  <msub>
                    <mi>a</mi>
                    <mn>2n</mn>
                  </msub>
                  <mi/>
                  <mn>...</mn>
                  <mi/>
                  <msub>
                    <mi>a</mi>
                    <mi mathvariant="italic">nn</mi>
                  </msub>
                </mrow>
              </mtd>
            </mtr>
          </mtable>
        </mrow>
      </mfenced>
    </mrow>
    <annotation encoding="StarMath 5.0">y(t)
~=~
A^T
~=~
left [ stack{
alignl a_11~ a_12 ~...~ a_1n #
alignl a_21~ a_22 ~...~ a_2n #
alignl . . . . . . . . . . . . . . . . . . #
alignl a_n1~ a_n2 ~...~ a_nn
}
right ]^T
~=~
left [ stack{
alignl a_11~ a_21 ~...~ a_n1 #
alignl a_12~ a_22 ~...~ a_n2 #
alignl . . . . . . . . . . . . . . . . . . #
alignl a_1n~ a_2n ~...~ a_nn
}
right ]
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n</mi>
    </mrow>
    <annotation encoding="StarMath 5.0">n</annotation>
  </semantics>
</math>
</file>

<file path=Object 8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